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 style:text-underline-style="solid" style:text-underline-width="auto" style:text-underline-color="font-color"/>
    </style:style>
    <style:style style:name="P2" style:family="paragraph" style:parent-style-name="Standard">
      <style:text-properties style:font-name="Trebuchet MS" fo:font-style="normal" style:text-underline-style="solid" style:text-underline-width="auto" style:text-underline-color="font-color" style:font-style-asian="normal" style:font-style-complex="normal"/>
    </style:style>
    <style:style style:name="P3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4" style:family="paragraph" style:parent-style-name="Standard">
      <style:text-properties style:font-name="Trebuchet MS" style:text-underline-style="none"/>
    </style:style>
    <style:style style:name="P5" style:family="paragraph" style:parent-style-name="Standard">
      <style:text-properties style:font-name="Trebuchet MS" fo:font-style="italic" style:text-underline-style="none" style:font-style-asian="italic" style:font-style-complex="italic"/>
    </style:style>
    <style:style style:name="P6" style:family="paragraph" style:parent-style-name="Standard">
      <style:text-properties style:text-position="0% 100%" style:font-name="Trebuchet MS" fo:font-style="normal" style:text-underline-style="none" style:font-style-asian="normal" style:font-style-complex="normal"/>
    </style:style>
    <style:style style:name="P7" style:family="paragraph" style:parent-style-name="Standard">
      <style:text-properties style:font-name="Trebuchet MS" fo:font-style="italic" style:text-underline-style="none" style:font-style-asian="italic" style:font-style-complex="italic"/>
    </style:style>
    <style:style style:name="P8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position="sub 58%"/>
    </style:style>
    <style:style style:name="T5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 :</text:p>
      <text:p text:style-name="P4"/>
      <text:p text:style-name="P4">res<text:tab/><text:tab/><text:tab/>l</text:p>
      <text:p text:style-name="P1"><text:span text:style-name="T1">. <text:tab/><text:tab/><text:tab/>5 1 8 7 6 3 2 4<text:tab/><text:tab/></text:span><text:span text:style-name="T3">5</text:span><text:span text:style-name="T2"> 1</text:span><text:span text:style-name="T1"> 8 7 6 3 2 4</text:span></text:p>
      <text:p text:style-name="P1"><text:span text:style-name="T1">1<text:tab/><text:tab/><text:tab/>5 8 7 6 3 2 4<text:tab/><text:tab/><text:tab/>1 </text:span><text:span text:style-name="T3">5</text:span><text:span text:style-name="T1"> </text:span><text:span text:style-name="T2">8</text:span><text:span text:style-name="T1"> 7 6 3 2 4</text:span></text:p>
      <text:p text:style-name="P1"><text:span text:style-name="T1">1 2 <text:tab/><text:tab/><text:tab/>5 8 7 6 3 4<text:tab/><text:tab/><text:tab/>1 </text:span><text:span text:style-name="T3">5</text:span><text:span text:style-name="T1"> </text:span><text:span text:style-name="T2">7</text:span><text:span text:style-name="T1"> 8 6 3 2 4</text:span></text:p>
      <text:p text:style-name="P1"><text:span text:style-name="T1">1 2 3<text:tab/><text:tab/><text:tab/>5 8 7 6 4<text:tab/><text:tab/><text:tab/>1 5 </text:span><text:span text:style-name="T2">6</text:span><text:span text:style-name="T1"> 7 8 3 2 4</text:span></text:p>
      <text:p text:style-name="P1"><text:span text:style-name="T1">1 2 3 4<text:tab/><text:tab/>5 8 7 6<text:tab/><text:tab/><text:tab/>1 </text:span><text:span text:style-name="T2">3</text:span><text:span text:style-name="T1"> 5 6 7 8 2 4</text:span></text:p>
      <text:p text:style-name="P1"><text:span text:style-name="T1">1 2 3 4 5 <text:tab/><text:tab/>8 7 6<text:tab/><text:tab/><text:tab/><text:tab/>1 </text:span><text:span text:style-name="T2">2</text:span><text:span text:style-name="T1"> 3 5 6 7 8 4</text:span></text:p>
      <text:p text:style-name="P1"><text:span text:style-name="T1">1 2 3 4 5 6<text:tab/><text:tab/>8 7<text:tab/><text:tab/><text:tab/><text:tab/>1 2 3 </text:span><text:span text:style-name="T2">4</text:span><text:span text:style-name="T1"> 5 6 7 8</text:span></text:p>
      <text:p text:style-name="P4">1 2 3 4 5 6 7 <text:tab/><text:tab/>8<text:tab/><text:tab/><text:tab/><text:tab/></text:p>
      <text:p text:style-name="P4">1 2 3 4 5 6 7 8<text:tab/>.</text:p>
      <text:p text:style-name="P4"/>
      <text:p text:style-name="P4">Complexité : quadratique</text:p>
      <text:p text:style-name="P4"/>
      <text:p text:style-name="P1">Exercice 2 :</text:p>
      <text:p text:style-name="P4"/>
      <text:p text:style-name="P5">def estPermu(T):</text:p>
      <text:p text:style-name="P5"><text:s text:c="4"/>Tab = [False]*len(T) </text:p>
      <text:p text:style-name="P5"><text:s text:c="4"/>for i in T:</text:p>
      <text:p text:style-name="P5"><text:s text:c="8"/>if (i &lt;= len(T)) and (i &gt;= 1) and (Tab[i-1] == False) :</text:p>
      <text:p text:style-name="P5"><text:s text:c="12"/>Tab[i-1] = True</text:p>
      <text:p text:style-name="P5"><text:s text:c="8"/>else :</text:p>
      <text:p text:style-name="P5"><text:s text:c="12"/>return False</text:p>
      <text:p text:style-name="P5"><text:s text:c="4"/>return True</text:p>
      <text:p text:style-name="P5"/>
      <text:p text:style-name="P5">def triPerm(T):</text:p>
      <text:p text:style-name="P5"><text:s text:c="4"/>Tab = [0]*len(T)</text:p>
      <text:p text:style-name="P5"><text:s text:c="4"/>for i in T :</text:p>
      <text:p text:style-name="P5"><text:s text:c="8"/>Tab[i-1] = i</text:p>
      <text:p text:style-name="P5"><text:s text:c="4"/>return Tab</text:p>
      <text:p text:style-name="P5"/>
      <text:p text:style-name="P5">def inverse(T):</text:p>
      <text:p text:style-name="P5"><text:s text:c="4"/>res = [0]*len(T)</text:p>
      <text:p text:style-name="P5"><text:s text:c="4"/>for i in range(len(T)):</text:p>
      <text:p text:style-name="P5"><text:s text:c="8"/>res[T[i]-1] = i+1</text:p>
      <text:p text:style-name="P5"><text:s text:c="4"/>return res</text:p>
      <text:p text:style-name="P5"/>
      <text:p text:style-name="P5">def produit(T1, T2):</text:p>
      <text:p text:style-name="P5"><text:s text:c="4"/>res = [0]*len(T1)</text:p>
      <text:p text:style-name="P5"><text:s text:c="4"/>for i in range(len(T2)):</text:p>
      <text:p text:style-name="P5"><text:s text:c="8"/>res[i] = T1[T2[i]-1]</text:p>
      <text:p text:style-name="P5"><text:s text:c="4"/>return res</text:p>
      <text:p text:style-name="P3"/>
      <text:p text:style-name="P2">Exercice 3 :</text:p>
      <text:p text:style-name="P3"/>
      <text:p text:style-name="P3">1/</text:p>
      <text:p text:style-name="P3">Soit un tableau T de taille n</text:p>
      <text:p text:style-name="P3">HR : à l'étape k : T[n-k : len(T)] correct</text:p>
      <text:p text:style-name="P3">Pour k = 0 trivial</text:p>
      <text:p text:style-name="P3">On suppose que c'est vrai pour k-1</text:p>
      <text:p text:style-name="P3">A l'étape k :</text:p>
      <text:p text:style-name="P3"><text:soft-page-break/><text:tab/>i = n-k</text:p>
      <text:p text:style-name="P3"><text:tab/>Soit l tel que T[l] = T'[n-k]<text:tab/><text:tab/>T' : tableau trié</text:p>
      <text:p text:style-name="P3"><text:tab/>l &lt;= n-k car T[n-k+1, n-1] = T'[n-k+1, n-1]</text:p>
      <text:p text:style-name="P3"><text:tab/>Forall m &lt;= n-k, T[l] &gt;= T[m]</text:p>
      <text:p text:style-name="P3"><text:tab/>Donc pour j de 0 à n-k-1</text:p>
      <text:p text:style-name="P3"><text:tab/>si T[j] = T[l] alors T[j] &gt;=T[j+1]</text:p>
      <text:p text:style-name="P3"><text:tab/>si l = n-k alors T[n-k-1] &lt;= T[n-k] donc pas d'échange</text:p>
      <text:p text:style-name="P3"/>
      <text:p text:style-name="P3">Complexité : quadratique</text:p>
      <text:p text:style-name="P3"/>
      <text:p text:style-name="P3">2/</text:p>
      <text:p text:style-name="P3">Sur T[0, n-i] <text:tab/>T[n-i+1, n-1] = T<text:span text:style-name="T4">trié</text:span><text:span text:style-name="T5">[n-i+1, n-1]</text:span></text:p>
      <text:p text:style-name="P6">Si aucun échange T[0, n-i] est trié donc T est trié</text:p>
      <text:p text:style-name="P3"/>
      <text:p text:style-name="P3">3/</text:p>
      <text:p text:style-name="P3">Pas d'échange après T[j], T[j+1]</text:p>
      <text:p text:style-name="P3">Le nouveau T[j+1] majore T[0, j+1]</text:p>
      <text:p text:style-name="P3">Le nouveau T[j+1] majore T[j+1, n-1]</text:p>
      <text:p text:style-name="P3">T[j+1, n-1] est trié et ne peut plus changer. On peut poser i=j.</text:p>
      <text:p text:style-name="P3"/>
      <text:p text:style-name="P3">4/</text:p>
      <text:p text:style-name="P5">def TriABullesOptimise(T) :</text:p>
      <text:p text:style-name="P5"><text:tab/>i = len(T)-1</text:p>
      <text:p text:style-name="P5"><text:s text:c="3"/><text:tab/>while i != <text:s/>0:</text:p>
      <text:p text:style-name="P5"><text:tab/><text:tab/>k=0</text:p>
      <text:p text:style-name="P5"><text:s text:c="8"/><text:tab/><text:tab/>for j in range (0, i):</text:p>
      <text:p text:style-name="P5"><text:s text:c="12"/><text:tab/><text:tab/>if T[j] &gt; T[j+1]:</text:p>
      <text:p text:style-name="P5"><text:s text:c="16"/><text:tab/><text:tab/><text:tab/>T[j], T[j+1] = T[j+1], T[j]</text:p>
      <text:p text:style-name="P5"><text:tab/><text:tab/><text:tab/><text:tab/>k=j</text:p>
      <text:p text:style-name="P5"><text:s text:c="16"/><text:tab/>i = k</text:p>
      <text:p text:style-name="P5"><text:s text:c="8"/>return T</text:p>
      <text:p text:style-name="P3"/>
      <text:p text:style-name="P3">5/</text:p>
      <text:p text:style-name="P5">def TriShaker(T):</text:p>
      <text:p text:style-name="P5"><text:tab/>n = len(T)</text:p>
      <text:p text:style-name="P5"><text:tab/>for i in range(n/2+1):</text:p>
      <text:p text:style-name="P5"><text:tab/><text:tab/>for j in range(i-1, n-i-1):</text:p>
      <text:p text:style-name="P5"><text:tab/><text:tab/><text:tab/>if(T[j] &gt; T[j+1]):</text:p>
      <text:p text:style-name="P5"><text:tab/><text:tab/><text:tab/><text:tab/>T[j], T[j+1] = T[j+1], T[j]</text:p>
      <text:p text:style-name="P5"><text:tab/><text:tab/>for j in range(n-i-1, i, -1):</text:p>
      <text:p text:style-name="P5"><text:tab/><text:tab/><text:tab/>if(T[j] &lt; T[j-1]:</text:p>
      <text:p text:style-name="P5"><text:tab/><text:tab/><text:tab/><text:tab/>T[j], T[j-1] = T[j-1], T[j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xime Gallais-Jimenez</meta:initial-creator>
    <meta:creation-date>2015-02-19T14:07:20.94</meta:creation-date>
    <dc:date>2015-03-05T16:29:32.51</dc:date>
    <dc:creator>Maxime Gallais-Jimenez</dc:creator>
    <meta:editing-duration>PT2H58M46S</meta:editing-duration>
    <meta:editing-cycles>25</meta:editing-cycles>
    <meta:generator>OpenOffice/4.1.1$Win32 OpenOffice.org_project/411m6$Build-9775</meta:generator>
    <meta:document-statistic meta:table-count="0" meta:image-count="0" meta:object-count="0" meta:page-count="2" meta:paragraph-count="80" meta:word-count="432" meta:character-count="1961"/>
  </office:meta>
</office:document-meta>
</file>